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5000001B19FFE210B9D1CF24F.png" manifest:media-type="image/png"/>
  <manifest:file-entry manifest:full-path="Pictures/1000020100000319000001204C050BA0741AE664.png" manifest:media-type="image/png"/>
  <manifest:file-entry manifest:full-path="Pictures/10000201000002E700000107ABEE2AAF5213EDC0.png" manifest:media-type="image/png"/>
  <manifest:file-entry manifest:full-path="Pictures/1000000000000276000002E57F96C19C375A79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officeooo:rsid="00079098" officeooo:paragraph-rsid="00079098"/>
    </style:style>
    <style:style style:name="P2" style:family="paragraph" style:parent-style-name="Text_20_body">
      <style:text-properties officeooo:paragraph-rsid="00079098"/>
    </style:style>
    <style:style style:name="P3" style:family="paragraph" style:parent-style-name="Text_20_body">
      <style:text-properties officeooo:rsid="00079098" officeooo:paragraph-rsid="00079098"/>
    </style:style>
    <style:style style:name="P4" style:family="paragraph" style:parent-style-name="Text_20_body">
      <style:text-properties officeooo:rsid="000a8f82" officeooo:paragraph-rsid="000a8f82"/>
    </style:style>
    <style:style style:name="P5" style:family="paragraph" style:parent-style-name="Text_20_body">
      <style:text-properties officeooo:rsid="000da2b4" officeooo:paragraph-rsid="000da2b4"/>
    </style:style>
    <style:style style:name="P6" style:family="paragraph" style:parent-style-name="Text_20_body">
      <style:text-properties officeooo:rsid="000f280e" officeooo:paragraph-rsid="000f280e"/>
    </style:style>
    <style:style style:name="P7" style:family="paragraph" style:parent-style-name="Text_20_body">
      <style:text-properties officeooo:rsid="00120c79" officeooo:paragraph-rsid="00120c79"/>
    </style:style>
    <style:style style:name="P8" style:family="paragraph" style:parent-style-name="Text_20_body">
      <style:text-properties officeooo:paragraph-rsid="0014c6f6"/>
    </style:style>
    <style:style style:name="P9" style:family="paragraph" style:parent-style-name="Text_20_body">
      <style:text-properties officeooo:rsid="001551f4" officeooo:paragraph-rsid="001551f4"/>
    </style:style>
    <style:style style:name="P10" style:family="paragraph" style:parent-style-name="Text_20_body">
      <style:text-properties officeooo:rsid="00180eea" officeooo:paragraph-rsid="00180eea"/>
    </style:style>
    <style:style style:name="P11" style:family="paragraph" style:parent-style-name="Text_20_body">
      <style:text-properties officeooo:rsid="001e0b31" officeooo:paragraph-rsid="001e0b31"/>
    </style:style>
    <style:style style:name="P12" style:family="paragraph" style:parent-style-name="Text_20_body">
      <style:text-properties officeooo:rsid="001ea915" officeooo:paragraph-rsid="001ea915"/>
    </style:style>
    <style:style style:name="P13" style:family="paragraph" style:parent-style-name="Text_20_body">
      <style:text-properties officeooo:rsid="001f6fac" officeooo:paragraph-rsid="001f6fac"/>
    </style:style>
    <style:style style:name="P14" style:family="paragraph" style:parent-style-name="Text_20_body">
      <style:text-properties officeooo:rsid="0021accd" officeooo:paragraph-rsid="0021accd"/>
    </style:style>
    <style:style style:name="P15" style:family="paragraph" style:parent-style-name="Text_20_body">
      <style:text-properties officeooo:rsid="000eaefa" officeooo:paragraph-rsid="000eaefa"/>
    </style:style>
    <style:style style:name="P16" style:family="paragraph" style:parent-style-name="Table_20_Contents">
      <style:text-properties officeooo:rsid="000c1f66" officeooo:paragraph-rsid="000c1f66"/>
    </style:style>
    <style:style style:name="P17" style:family="paragraph" style:parent-style-name="Table_20_Contents">
      <style:text-properties officeooo:rsid="000da2b4" officeooo:paragraph-rsid="000da2b4"/>
    </style:style>
    <style:style style:name="P18" style:family="paragraph" style:parent-style-name="Table_20_Contents">
      <style:text-properties officeooo:rsid="000eaefa" officeooo:paragraph-rsid="000eaefa"/>
    </style:style>
    <style:style style:name="P19" style:family="paragraph" style:parent-style-name="Table_20_Contents">
      <style:text-properties officeooo:rsid="000eaefa" officeooo:paragraph-rsid="00120c79"/>
    </style:style>
    <style:style style:name="P20" style:family="paragraph" style:parent-style-name="Table_20_Contents">
      <style:text-properties officeooo:rsid="000f280e" officeooo:paragraph-rsid="000f280e"/>
    </style:style>
    <style:style style:name="P21" style:family="paragraph" style:parent-style-name="Table_20_Contents">
      <style:text-properties officeooo:rsid="00120c79" officeooo:paragraph-rsid="00120c79"/>
    </style:style>
    <style:style style:name="P22" style:family="paragraph" style:parent-style-name="Table_20_Contents">
      <style:text-properties officeooo:rsid="0024c195" officeooo:paragraph-rsid="0024c195"/>
    </style:style>
    <style:style style:name="P23" style:family="paragraph" style:parent-style-name="Text_20_body">
      <style:paragraph-properties fo:break-before="page"/>
      <style:text-properties officeooo:rsid="000eaefa" officeooo:paragraph-rsid="000eaefa"/>
    </style:style>
    <style:style style:name="P24" style:family="paragraph" style:parent-style-name="Heading_20_3">
      <style:text-properties officeooo:rsid="00079098" officeooo:paragraph-rsid="00079098"/>
    </style:style>
    <style:style style:name="P25" style:family="paragraph" style:parent-style-name="Heading_20_3">
      <style:text-properties officeooo:rsid="000c1f66" officeooo:paragraph-rsid="000c1f66"/>
    </style:style>
    <style:style style:name="P26" style:family="paragraph" style:parent-style-name="Heading_20_3">
      <style:text-properties officeooo:rsid="0014c6f6" officeooo:paragraph-rsid="0014c6f6"/>
    </style:style>
    <style:style style:name="P27" style:family="paragraph" style:parent-style-name="Heading_20_3">
      <style:paragraph-properties fo:break-before="page"/>
      <style:text-properties officeooo:rsid="001551f4" officeooo:paragraph-rsid="001551f4"/>
    </style:style>
    <style:style style:name="P28" style:family="paragraph" style:parent-style-name="Heading_20_3">
      <style:paragraph-properties fo:break-before="page"/>
      <style:text-properties officeooo:rsid="001e0b31" officeooo:paragraph-rsid="001e0b31"/>
    </style:style>
    <style:style style:name="P29" style:family="paragraph" style:parent-style-name="Heading_20_3">
      <style:paragraph-properties fo:break-before="page"/>
      <style:text-properties officeooo:rsid="00207dbd" officeooo:paragraph-rsid="00207dbd"/>
    </style:style>
    <style:style style:name="P30" style:family="paragraph" style:parent-style-name="Heading_20_2">
      <style:text-properties officeooo:rsid="00079098" officeooo:paragraph-rsid="00079098"/>
    </style:style>
    <style:style style:name="P31" style:family="paragraph" style:parent-style-name="Table_20_Contents">
      <style:text-properties officeooo:rsid="000c1f66" officeooo:paragraph-rsid="000c1f66"/>
    </style:style>
    <style:style style:name="P32" style:family="paragraph" style:parent-style-name="Table_20_Contents">
      <style:text-properties officeooo:rsid="000da2b4" officeooo:paragraph-rsid="000da2b4"/>
    </style:style>
    <style:style style:name="P33" style:family="paragraph" style:parent-style-name="Table_20_Contents">
      <style:text-properties officeooo:rsid="00268252" officeooo:paragraph-rsid="00268252"/>
    </style:style>
    <style:style style:name="P34" style:family="paragraph" style:parent-style-name="Table_20_Contents">
      <style:text-properties officeooo:rsid="00295ac2" officeooo:paragraph-rsid="00295ac2"/>
    </style:style>
    <style:style style:name="P35" style:family="paragraph" style:parent-style-name="Heading_20_1">
      <style:text-properties officeooo:rsid="00079098" officeooo:paragraph-rsid="00079098"/>
    </style:style>
    <style:style style:name="P36" style:family="paragraph" style:parent-style-name="Text_20_body">
      <style:text-properties officeooo:rsid="000c1f66" officeooo:paragraph-rsid="000c1f66"/>
    </style:style>
    <style:style style:name="P37" style:family="paragraph" style:parent-style-name="Text_20_body">
      <style:text-properties officeooo:paragraph-rsid="000c1f66"/>
    </style:style>
    <style:style style:name="T1" style:family="text">
      <style:text-properties officeooo:rsid="0009b3af"/>
    </style:style>
    <style:style style:name="T2" style:family="text">
      <style:text-properties officeooo:rsid="000a8f82"/>
    </style:style>
    <style:style style:name="T3" style:family="text">
      <style:text-properties officeooo:rsid="000bfa54"/>
    </style:style>
    <style:style style:name="T4" style:family="text">
      <style:text-properties officeooo:rsid="000f280e"/>
    </style:style>
    <style:style style:name="T5" style:family="text">
      <style:text-properties officeooo:rsid="00120c79"/>
    </style:style>
    <style:style style:name="T6" style:family="text">
      <style:text-properties officeooo:rsid="00180eea"/>
    </style:style>
    <style:style style:name="T7" style:family="text">
      <style:text-properties officeooo:rsid="001f6fac"/>
    </style:style>
    <style:style style:name="T8" style:family="text">
      <style:text-properties officeooo:rsid="0024c195"/>
    </style:style>
    <style:style style:name="T9" style:family="text">
      <style:text-properties officeooo:rsid="00285d25"/>
    </style:style>
    <style:style style:name="T10" style:family="text">
      <style:text-properties officeooo:rsid="00295ac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text:span>anranti</text:p>
      <text:h text:style-name="P35" text:outline-level="1">Tietokantasovelluksen dokumentaatio</text:h>
      <text:h text:style-name="P30" text:outline-level="2">Aihe: Muistilista</text:h>
      <text:p text:style-name="P2"/>
      <text:h text:style-name="P24" text:outline-level="3">Johdanto</text:h>
      <text:p text:style-name="P3">Tarkoituksena on luoda tietokantasovellus, johon eri käyttäjät voivat kirjautua ja lisätä askareitaan muistiin. <text:span text:style-name="T2">Käyttäjä voi myös muuttaa salasanasa tai poistaa tunnuksensa. </text:span>Ask<text:span text:style-name="T2">areet voidaan asettaa</text:span> luokk<text:span text:style-name="T2">iin</text:span>(opiskelu, kotiaskareet, yms...) <text:span text:style-name="T2">ja uusia luokkia voidaan luoda tai poistaa</text:span>. Askareille voidaan asettaa omat tärkeysluokkansa, jonka mukaan ne näytetään järjestyksessä. <text:span text:style-name="T3">Tärkeysastetta voidaan kasvattaa.</text:span> <text:span text:style-name="T2">Askareita voidaan muuttaa tai ne voidaan poistaa.</text:span></text:p>
      <text:p text:style-name="P4">Työ toteutetaan osoitteeseen hanranti.users.cs.helsinki.fi/tsoha. <text:span text:style-name="T3">Järjestelmä toteutetaan käyttäen PostgreSQL -tietokantapalvelinta ja PHP:tä.</text:span></text:p>
      <text:h text:style-name="P24" text:outline-level="3"><text:soft-page-break/>Käyttötapaukset</text:h>
      <text:p text:style-name="P2"><draw:frame draw:style-name="fr1" draw:name="Image1" text:anchor-type="paragraph" svg:width="17.007cm" svg:height="19.131cm" draw:z-index="0"><draw:image xlink:href="Pictures/1000000000000276000002E57F96C19C375A794E.png" xlink:type="simple" xlink:show="embed" xlink:actuate="onLoad"/></draw:frame></text:p>
      <text:p text:style-name="P2"/>
      <text:p text:style-name="P2"/>
      <text:p text:style-name="P2"/>
      <text:p text:style-name="P2"/>
      <text:p text:style-name="P2"/>
      <text:p text:style-name="P2"/>
      <text:h text:style-name="P25" text:outline-level="3"><text:soft-page-break/>Järjestelmän tietosisältö</text:h>
      <text:p text:style-name="P37"><draw:frame draw:style-name="fr3" draw:name="Image2" text:anchor-type="paragraph" svg:width="17cm" svg:height="6.017cm" draw:z-index="2"><draw:image xlink:href="Pictures/10000201000002E700000107ABEE2AAF5213EDC0.png" xlink:type="simple" xlink:show="embed" xlink:actuate="onLoad"/></draw:frame></text:p>
      <text:p text:style-name="P36"><text:bookmark-start text:name="__DdeLink__83_958069679"/>Tietokohde: <text:span text:style-name="T8">Visitor</text:span></text:p>
      <table:table table:name="Table4" table:style-name="Table4">
        <table:table-column table:style-name="Table4.A" table:number-columns-repeated="3"/>
        <table:table-row>
          <table:table-cell table:style-name="Table4.A1" office:value-type="string">
            <text:p text:style-name="P16">Attribuutti</text:p>
          </table:table-cell>
          <table:table-cell table:style-name="Table4.A1" office:value-type="string">
            <text:p text:style-name="P17">Arvojoukko</text:p>
          </table:table-cell>
          <table:table-cell table:style-name="Table4.C1" office:value-type="string">
            <text:p text:style-name="P17">Kuvailu</text:p>
          </table:table-cell>
        </table:table-row>
        <table:table-row>
          <table:table-cell table:style-name="Table4.A2" office:value-type="string">
            <text:p text:style-name="P33">id</text:p>
          </table:table-cell>
          <table:table-cell table:style-name="Table4.A2" office:value-type="string">
            <text:p text:style-name="P33">Kokonaisluku</text:p>
          </table:table-cell>
          <table:table-cell table:style-name="Table4.C2" office:value-type="string">
            <text:p text:style-name="P33">Yksilöllinen luku, joka toimii tämän visitorin tunnisteena</text:p>
          </table:table-cell>
        </table:table-row>
        <table:table-row>
          <table:table-cell table:style-name="Table4.A2" office:value-type="string">
            <text:p text:style-name="P17">name</text:p>
          </table:table-cell>
          <table:table-cell table:style-name="Table4.A2" office:value-type="string">
            <text:p text:style-name="P17">Merkkijono, max. 50 merkkiä</text:p>
          </table:table-cell>
          <table:table-cell table:style-name="Table4.C2" office:value-type="string">
            <text:p text:style-name="P17">Kayttajatunnus palveluun</text:p>
          </table:table-cell>
        </table:table-row>
        <table:table-row>
          <table:table-cell table:style-name="Table4.A2" office:value-type="string">
            <text:p text:style-name="P17">password</text:p>
          </table:table-cell>
          <table:table-cell table:style-name="Table4.A2" office:value-type="string">
            <text:p text:style-name="P17">Merkkijono, max. 50 merkkiä</text:p>
          </table:table-cell>
          <table:table-cell table:style-name="Table4.C2" office:value-type="string">
            <text:p text:style-name="P17">Salasana palveluun</text:p>
          </table:table-cell>
        </table:table-row>
      </table:table>
      <text:p text:style-name="P5"><text:bookmark-end text:name="__DdeLink__83_958069679"/>Jokainen <text:span text:style-name="T8">chore </text:span>tuntee tasan yhden <text:span text:style-name="T8">visitorin</text:span>. <text:span text:style-name="T8">T</text:span>ällöin <text:span text:style-name="T8">chore kuuluu</text:span> tälle <text:span text:style-name="T8">visitorille</text:span>.</text:p>
      <text:p text:style-name="P5">Tietokohde: <text:span text:style-name="T8">Chore</text:span></text:p>
      <table:table table:name="Table2" table:style-name="Table2">
        <table:table-column table:style-name="Table2.A" table:number-columns-repeated="3"/>
        <table:table-row>
          <table:table-cell table:style-name="Table2.A1" office:value-type="string">
            <text:p text:style-name="P17">Atribuutti</text:p>
          </table:table-cell>
          <table:table-cell table:style-name="Table2.A1" office:value-type="string">
            <text:p text:style-name="P17">Arvojoukko</text:p>
          </table:table-cell>
          <table:table-cell table:style-name="Table2.C1" office:value-type="string">
            <text:p text:style-name="P17">Kuvailu</text:p>
          </table:table-cell>
        </table:table-row>
        <table:table-row>
          <table:table-cell table:style-name="Table2.A2" office:value-type="string">
            <text:p text:style-name="P17">id</text:p>
          </table:table-cell>
          <table:table-cell table:style-name="Table2.A2" office:value-type="string">
            <text:p text:style-name="P18">Kokonaisluku</text:p>
          </table:table-cell>
          <table:table-cell table:style-name="Table2.C2" office:value-type="string">
            <text:p text:style-name="P18">Yksilöllinen luku, joka toimii tämän <text:span text:style-name="T9">choren</text:span> tunnisteena</text:p>
          </table:table-cell>
        </table:table-row>
        <table:table-row>
          <table:table-cell table:style-name="Table2.A2" office:value-type="string">
            <text:p text:style-name="P17">name</text:p>
          </table:table-cell>
          <table:table-cell table:style-name="Table2.A2" office:value-type="string">
            <text:p text:style-name="P18">Merkkijono, max. 50 merkkiä</text:p>
          </table:table-cell>
          <table:table-cell table:style-name="Table2.C2" office:value-type="string">
            <text:p text:style-name="P18"><text:span text:style-name="T9">Choren</text:span> nimi</text:p>
          </table:table-cell>
        </table:table-row>
        <table:table-row>
          <table:table-cell table:style-name="Table2.A2" office:value-type="string">
            <text:p text:style-name="P17">info</text:p>
          </table:table-cell>
          <table:table-cell table:style-name="Table2.A2" office:value-type="string">
            <text:p text:style-name="P18">Merkkijono, max. 200 merkkiä</text:p>
          </table:table-cell>
          <table:table-cell table:style-name="Table2.C2" office:value-type="string">
            <text:p text:style-name="P18">Tietoa <text:span text:style-name="T9">choresta</text:span></text:p>
          </table:table-cell>
        </table:table-row>
        <table:table-row>
          <table:table-cell table:style-name="Table2.A2" office:value-type="string">
            <text:p text:style-name="P17">deadline</text:p>
          </table:table-cell>
          <table:table-cell table:style-name="Table2.A2" office:value-type="string">
            <text:p text:style-name="P18">Päiväys yyyy-mm-dd</text:p>
          </table:table-cell>
          <table:table-cell table:style-name="Table2.C2" office:value-type="string">
            <text:p text:style-name="P18">Viimeinen päivä, jolloin <text:span text:style-name="T9">chore</text:span> on voimassa</text:p>
          </table:table-cell>
        </table:table-row>
        <table:table-row>
          <table:table-cell table:style-name="Table2.A2" office:value-type="string">
            <text:p text:style-name="P22">importancedegree</text:p>
          </table:table-cell>
          <table:table-cell table:style-name="Table2.A2" office:value-type="string">
            <text:p text:style-name="P18">Kokonaisluku</text:p>
          </table:table-cell>
          <table:table-cell table:style-name="Table2.C2" office:value-type="string">
            <text:p text:style-name="P18">Luku, joka määrittää, kuinka tärkeä <text:span text:style-name="T9">chore</text:span> on</text:p>
          </table:table-cell>
        </table:table-row>
        <table:table-row>
          <table:table-cell table:style-name="Table2.A2" office:value-type="string">
            <text:p text:style-name="P22">visitorid</text:p>
          </table:table-cell>
          <table:table-cell table:style-name="Table2.A2" office:value-type="string">
            <text:p text:style-name="P18">Merkkijono, max. 50 merkkiä</text:p>
          </table:table-cell>
          <table:table-cell table:style-name="Table2.C2" office:value-type="string">
            <text:p text:style-name="P18"><text:bookmark-start text:name="__DdeLink__88_958069679"/>Viittaus <text:span text:style-name="T8">visitoriin</text:span>, joka omistaa tämän <text:bookmark-end text:name="__DdeLink__88_958069679"/><text:span text:style-name="T9">choren</text:span></text:p>
          </table:table-cell>
        </table:table-row>
      </table:table>
      <text:p text:style-name="P15"><text:bookmark-start text:name="__DdeLink__90_958069679"/>Jokainen <text:span text:style-name="T8">chore</text:span> tuntee tasan yhden <text:span text:style-name="T8">visitorin</text:span>. Tällöin <text:span text:style-name="T8">visitor </text:span>omistaa tämän <text:span text:style-name="T8">choren.</text:span> <text:span text:style-name="T8">ChoreCategory</text:span> voi ydistää monta tai ei yhtään samaa tai eri <text:span text:style-name="T8">chorea</text:span> moneen tai ei yhteenkään samaan tai eri <text:span text:style-name="T8">categoryyn</text:span>. <text:span text:style-name="T8">Chor</text:span>ella on siis monen suhde moneen suhde <text:span text:style-name="T8">Categoryyn</text:span>.<text:bookmark-end text:name="__DdeLink__90_958069679"/></text:p>
      <text:p text:style-name="P23"/>
      <text:p text:style-name="P6">Tietokohde: <text:span text:style-name="T8">Category</text:span></text:p>
      <table:table table:name="Table3" table:style-name="Table3">
        <table:table-column table:style-name="Table3.A" table:number-columns-repeated="3"/>
        <table:table-row>
          <table:table-cell table:style-name="Table3.A1" office:value-type="string">
            <text:p text:style-name="P20">Attribuutti</text:p>
          </table:table-cell>
          <table:table-cell table:style-name="Table3.A1" office:value-type="string">
            <text:p text:style-name="P20">Arvojoukko</text:p>
          </table:table-cell>
          <table:table-cell table:style-name="Table3.C1" office:value-type="string">
            <text:p text:style-name="P20">Kuvailu</text:p>
          </table:table-cell>
        </table:table-row>
        <table:table-row>
          <table:table-cell table:style-name="Table3.A2" office:value-type="string">
            <text:p text:style-name="P20">name</text:p>
          </table:table-cell>
          <table:table-cell table:style-name="Table3.A2" office:value-type="string">
            <text:p text:style-name="P20">Merkkijono, max 50. merkkiä</text:p>
          </table:table-cell>
          <table:table-cell table:style-name="Table3.C2" office:value-type="string">
            <text:p text:style-name="P20"><text:span text:style-name="T9">Categoryn</text:span> nimi</text:p>
          </table:table-cell>
        </table:table-row>
      </table:table>
      <text:p text:style-name="P6"><text:span text:style-name="T8">Categoryllä</text:span> on monen suhde moneen suhde <text:span text:style-name="T9">Choreen</text:span>.</text:p>
      <text:p text:style-name="P7">Tietokohde: <text:span text:style-name="T10">ChoreCategory</text:span></text:p>
      <table:table table:name="Table6" table:style-name="Table6">
        <table:table-column table:style-name="Table6.A" table:number-columns-repeated="3"/>
        <table:table-row>
          <table:table-cell table:style-name="Table6.A1" office:value-type="string">
            <text:p text:style-name="P21">Attribuutti</text:p>
          </table:table-cell>
          <table:table-cell table:style-name="Table6.A1" office:value-type="string">
            <text:p text:style-name="P21">Arvojoukko</text:p>
          </table:table-cell>
          <table:table-cell table:style-name="Table6.C1" office:value-type="string">
            <text:p text:style-name="P21">Kuvailu</text:p>
          </table:table-cell>
        </table:table-row>
        <table:table-row>
          <table:table-cell table:style-name="Table6.A2" office:value-type="string">
            <text:p text:style-name="P21">id</text:p>
          </table:table-cell>
          <table:table-cell table:style-name="Table6.A2" office:value-type="string">
            <text:p text:style-name="P21">Kokonaisluku</text:p>
          </table:table-cell>
          <table:table-cell table:style-name="Table6.C2" office:value-type="string">
            <text:p text:style-name="P19">Yksilöllinen luku, joka toimii tämän <text:span text:style-name="T9">choreCategoryn</text:span> tunnisteena</text:p>
          </table:table-cell>
        </table:table-row>
        <table:table-row>
          <table:table-cell table:style-name="Table6.A2" office:value-type="string">
            <text:p text:style-name="P34">choreid</text:p>
          </table:table-cell>
          <table:table-cell table:style-name="Table6.A2" office:value-type="string">
            <text:p text:style-name="P21">Kokonaisluku</text:p>
          </table:table-cell>
          <table:table-cell table:style-name="Table6.C2" office:value-type="string">
            <text:p text:style-name="P21">Viittaus <text:span text:style-name="T9">choreen</text:span>, joka kuuluu toisena atribuuttina olevaan <text:span text:style-name="T9">categoryyn</text:span></text:p>
          </table:table-cell>
        </table:table-row>
        <table:table-row>
          <table:table-cell table:style-name="Table6.A2" office:value-type="string">
            <text:p text:style-name="P34">category</text:p>
          </table:table-cell>
          <table:table-cell table:style-name="Table6.A2" office:value-type="string">
            <text:p text:style-name="P21">Kokonaisluku</text:p>
          </table:table-cell>
          <table:table-cell table:style-name="Table6.C2" office:value-type="string">
            <text:p text:style-name="P21">Viittaus <text:span text:style-name="T9">categoryyn</text:span>, johon toisena attribuuttina oleva <text:span text:style-name="T9">chore</text:span> kuuluu.</text:p>
          </table:table-cell>
        </table:table-row>
      </table:table>
      <text:p text:style-name="P7"><text:span text:style-name="T10">ChoreCategory</text:span> liittää <text:span text:style-name="T10">choreja</text:span> ja <text:span text:style-name="T10">categoryja</text:span> toisiinsa. Sama tai eri <text:span text:style-name="T10">chore</text:span> voidaan liittää useaan eri <text:span text:style-name="T10">categoryyn</text:span> ja sama tai eri <text:span text:style-name="T10">category</text:span> voidaan liittää useaan eri <text:span text:style-name="T10">choreen</text:span>.</text:p>
      <text:p text:style-name="P7"/>
      <text:h text:style-name="P26" text:outline-level="3">Relaatiotietokantakaavio</text:h>
      <text:p text:style-name="P8"><draw:frame draw:style-name="fr3" draw:name="Image3" text:anchor-type="paragraph" svg:width="17cm" svg:height="6.174cm" draw:z-index="3"><draw:image xlink:href="Pictures/1000020100000319000001204C050BA0741AE664.png" xlink:type="simple" xlink:show="embed" xlink:actuate="onLoad"/></draw:frame></text:p>
      <text:h text:style-name="P27" text:outline-level="3">Käynnistys- / käyttöohje</text:h>
      <text:p text:style-name="P9">Työ löytyy osoitteesta http://hanranti.users.cs.helsinki.fi/tsoha/</text:p>
      <text:p text:style-name="P9">Kirjautuminen sivulle onnistuu <text:span text:style-name="T6">oikeasta yläkulmasta</text:span> käyttäjätunnuksella ”Kalle” ja salasanalla ”Kalle123”.</text:p>
      <text:p text:style-name="P9">Kirjautuneena sisään voi oikeasta yläkulmasta siirtyä omalle sivulle, <text:span text:style-name="T6">joka listaa omat askareet.</text:span></text:p>
      <text:p text:style-name="P10">Omia askareita voi poistaa, askareen tietoja voi tarkastella sen nimessä olevan linkin kautta ja käyttäjälle voi lisätä uusia askareita muistilistan alla olevasta linkistä.</text:p>
      <text:p text:style-name="P10">Askareen omalta sivulta voi siirtyä askareen tietojenmuokkaussivulle, jossa voi muuttaa askareen tietoja, lisätä askareen uuteen luokkaan tai poistaa askareen luokasta.</text:p>
      <text:h text:style-name="P28" text:outline-level="3">Järjestelmän yleisrakenne</text:h>
      <text:p text:style-name="P11">Tietokantasovellusta tehdessä on noudatettu MVC-mallia. Kontrollerit, näkymät ja mallit sijaitsevat hakemistoissa controllers, views- ja models. UserController käsittelee etusivuun ja kirjautumiseen liittyviä sivuja. Chore controller käsittelee askareiden ja näihin liittyvien luokkien listausta, lisäystä, muokkaamista ja poistoa.</text:p>
      <text:p text:style-name="P11">views -hakemiston juuressa on kaikkien html -sivujen perusta default.html ja etusivu front.html. Hakemistosta chores löytyy askareiden ja luokkien käsittelyyn liittyvät html -sivut ja hakemistosta user löytyy kirjautumista käsittelevät sivut. macros -hakemistosta löytyy uudelleen käytettävät html -formit.</text:p>
      <text:p text:style-name="P12">Kansio assets sisältää käytetyt css- ja javascript-tiedostot.</text:p>
      <text:p text:style-name="P12">config sisältää muun muassa routes.php:n, joka käsittelee sovelluksen reitit.</text:p>
      <text:p text:style-name="P12">lib sisältää <text:span text:style-name="T7">luokat BaseController, jonka kaikki kontrollerit perivät ja BaseModel, jonka kaikki mallit perivät. BaseController sisältää sessioihin liittyviä funktioita, ja BaseModel sisältää mallien konstruktorin ja virheiden käsittelyn. lib sisältää myös uudelleenohjaukseen liittyvän redirect.php:n ja näkymän näyttämiseen liittyvän view.php:n.</text:span></text:p>
      <text:p text:style-name="P13">sql sisältää tietokantataulujen luontiin poistoon ja testidatan lisäämiseen liittyviä tiedostoja.</text:p>
      <text:p text:style-name="P13">vendor sisältää muun muassa bootstrapin css- ja javascript-tiedostot ja jqueryn javascript-tiedoston.</text:p>
      <text:h text:style-name="P29" text:outline-level="3"><draw:frame draw:style-name="fr2" draw:name="Image4" text:anchor-type="paragraph" svg:x="-0.171cm" svg:y="1.06cm" svg:width="17cm" svg:height="12.009cm" draw:z-index="1"><draw:image xlink:href="Pictures/1000020100000265000001B19FFE210B9D1CF24F.png" xlink:type="simple" xlink:show="embed" xlink:actuate="onLoad"/></draw:frame>Käyttöliittymä ja järjestelmän komponentit</text:h>
      <text:p text:style-name="P14">Vasemmalla puolella ovat julkiset sivut ja oikealla kirjautumista vaativat sivut.</text:p>
      <text:p text:style-name="P14">Sivulla on navigaatio palkki, joka mahdollistaa kirjautumisen tai rekisteröitymisen aina kun käyttäjä ei ole kirjautunut sisään. Kun käyttäjä on kirjautunut sisään, navigaatiopalkista voi kirjautua ulos taisiirtyä omalle sivu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0T13:22:09.305931378</meta:creation-date>
    <dc:date>2017-01-13T15:14:07.372134835</dc:date>
    <meta:editing-duration>PT10H24M7S</meta:editing-duration>
    <meta:editing-cycles>18</meta:editing-cycles>
    <meta:generator>LibreOffice/5.1.4.2$Linux_X86_64 LibreOffice_project/10m0$Build-2</meta:generator>
    <dc:creator>Hannu Rantinoja</dc:creator>
    <meta:document-statistic meta:table-count="4" meta:image-count="4" meta:object-count="0" meta:page-count="7" meta:paragraph-count="85" meta:word-count="549" meta:character-count="4671" meta:non-whitespace-character-count="4207"/>
  </office:meta>
</office:document-meta>
</file>